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03cm"/>
    </style:style>
    <style:style style:name="P1" style:family="paragraph">
      <style:paragraph-properties style:writing-mode="lr-tb"/>
      <style:text-properties style:font-name="Arial Black1" fo:font-size="72pt" style:font-size-asian="72pt" style:font-size-complex="7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style:font-name="Calibri" fo:font-size="60pt" style:font-size-asian="60pt" style:font-size-complex="60pt"/>
    </style:style>
    <style:style style:name="T1" style:family="text">
      <style:text-properties style:font-name="Arial Black1" fo:font-size="72pt" style:font-size-asian="72pt" style:font-size-complex="7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4.024cm" presentation:class="title" presentation:user-transformed="true">
          <draw:text-box>
            <text:p><text:span text:style-name="T1">El cordero y el le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 text:style-name="P3"><text:span text:style-name="T2">El Él viene con poder</text:span><text:span text:style-name="T2"><text:line-break/></text:span><text:span text:style-name="T2">Todo reino lo verá</text:span><text:span text:style-name="T2"><text:line-break/></text:span><text:span text:style-name="T2">Cadenas romperá</text:span><text:span text:style-name="T2"><text:line-break/></text:span><text:span text:style-name="T3">Y todos le adorarán </text:span><text:span text:style-name="T3"><text:line-break/></text:span><text:span text:style-name="T3">Quién como el Señor Dios fuer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Él es el León, León de Judá</text:span><text:span text:style-name="T3"><text:line-break/></text:span><text:span text:style-name="T3">Él tiene poder para liberar</text:span><text:span text:style-name="T3"><text:line-break/></text:span><text:span text:style-name="T3">Todos se postrarán ante t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Él es el Cordero, Cordero inmolado</text:span><text:span text:style-name="T3"><text:line-break/></text:span><text:span text:style-name="T3">Su sangre en la cruz borró mi peca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Todos se postrarán ante el Cordero y el León</text:span><text:span text:style-name="T3"><text:line-break/></text:span><text:span text:style-name="T3">Todos se postrarán ante t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Abrid las puertas hoy</text:span><text:span text:style-name="T3"><text:line-break/></text:span><text:span text:style-name="T3">Al rey de reyes y Señor</text:span><text:span text:style-name="T3"><text:line-break/></text:span><text:span text:style-name="T3">El Dios de salvación</text:span><text:span text:style-name="T3"><text:line-break/></text:span><text:span text:style-name="T3">Vino a darnos libertad</text:span><text:span text:style-name="T3"><text:line-break/></text:span><text:span text:style-name="T3">Quién como el Señor Dios fuer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4" draw:layer="layout" svg:width="28cm" svg:height="15.703cm" svg:x="0cm" svg:y="0cm" presentation:class="title" presentation:user-transformed="true">
          <draw:text-box>
            <text:p><text:span text:style-name="T3">//Quién como el Señor Dios fuerte</text:span><text:span text:style-name="T3"><text:line-break/></text:span><text:span text:style-name="T3">Quién como el Señor Dios fuerte</text:span><text:span text:style-name="T3"><text:line-break/></text:span><text:span text:style-name="T3">Quién como el Señor Dios fuerte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9T16:19:49.397000000</meta:creation-date>
    <dc:date>2023-02-02T18:15:08.194000000</dc:date>
    <meta:editing-duration>PT2H29M50S</meta:editing-duration>
    <meta:editing-cycles>2</meta:editing-cycles>
    <meta:generator>Real_Office/6.2.3.2$Windows_x86 LibreOffice_project/b40a93cffb3080b9876e40c60e03703e9bd35612</meta:generator>
    <meta:document-statistic meta:object-count="42"/>
  </office:meta>
</office:document-meta>
</file>